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512cm"/>
    </style:style>
    <style:style style:name="co3" style:family="table-column">
      <style:table-column-properties fo:break-before="auto" style:column-width="2.614cm"/>
    </style:style>
    <style:style style:name="co4" style:family="table-column">
      <style:table-column-properties fo:break-before="auto" style:column-width="4.112cm"/>
    </style:style>
    <style:style style:name="co5" style:family="table-column">
      <style:table-column-properties fo:break-before="auto" style:column-width="3.86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time ref6 </text:p>
          </table:table-cell>
          <table:table-cell office:value-type="string" calcext:value-type="string">
            <text:p>2,5cm entre 6 et 8</text:p>
          </table:table-cell>
          <table:table-cell office:value-type="string" calcext:value-type="string">
            <text:p>hour</text:p>
          </table:table-cell>
          <table:table-cell office:value-type="string" calcext:value-type="string">
            <text:p>ref à 400m 8cm</text:p>
          </table:table-cell>
          <table:table-cell table:number-columns-repeated="2"/>
          <table:table-cell office:value-type="string" calcext:value-type="string">
            <text:p>3cm entre 400 et 800</text:p>
          </table:table-cell>
          <table:table-cell office:value-type="string" calcext:value-type="string">
            <text:p>altitude</text:p>
          </table:table-cell>
        </table:table-row>
        <table:table-row table:style-name="ro1">
          <table:table-cell office:value-type="float" office:value="0.65" calcext:value-type="float">
            <text:p>0,65</text:p>
          </table:table-cell>
          <table:table-cell table:formula="of:=2/2.5" office:value-type="float" office:value="0.8" calcext:value-type="float">
            <text:p>0,8</text:p>
          </table:table-cell>
          <table:table-cell table:formula="of:=6+[.$B$2]*[.A2]" office:value-type="float" office:value="6.52" calcext:value-type="float">
            <text:p>6,52</text:p>
          </table:table-cell>
          <table:table-cell/>
          <table:table-cell office:value-type="float" office:value="9.25" calcext:value-type="float">
            <text:p>9,25</text:p>
          </table:table-cell>
          <table:table-cell table:formula="of:=[.E2]-8" office:value-type="float" office:value="1.25" calcext:value-type="float">
            <text:p>1,25</text:p>
          </table:table-cell>
          <table:table-cell table:formula="of:=400/3" office:value-type="float" office:value="133.333333333333" calcext:value-type="float">
            <text:p>133,333333333333</text:p>
          </table:table-cell>
          <table:table-cell table:formula="of:=400+[.$G$2]*[.F2]" office:value-type="float" office:value="566.666666666667" calcext:value-type="float">
            <text:p>566,666666666667</text:p>
          </table:table-cell>
        </table:table-row>
        <table:table-row table:style-name="ro1">
          <table:table-cell office:value-type="float" office:value="0.75" calcext:value-type="float">
            <text:p>0,75</text:p>
          </table:table-cell>
          <table:table-cell/>
          <table:table-cell table:formula="of:=6+[.$B$2]*[.A3]" office:value-type="float" office:value="6.6" calcext:value-type="float">
            <text:p>6,6</text:p>
          </table:table-cell>
          <table:table-cell/>
          <table:table-cell office:value-type="float" office:value="9.25" calcext:value-type="float">
            <text:p>9,25</text:p>
          </table:table-cell>
          <table:table-cell table:formula="of:=[.E3]-8" office:value-type="float" office:value="1.25" calcext:value-type="float">
            <text:p>1,25</text:p>
          </table:table-cell>
          <table:table-cell/>
          <table:table-cell table:formula="of:=400+[.$G$2]*[.F3]" office:value-type="float" office:value="566.666666666667" calcext:value-type="float">
            <text:p>566,666666666667</text:p>
          </table:table-cell>
        </table:table-row>
        <table:table-row table:style-name="ro1">
          <table:table-cell office:value-type="float" office:value="0.85" calcext:value-type="float">
            <text:p>0,85</text:p>
          </table:table-cell>
          <table:table-cell/>
          <table:table-cell table:formula="of:=6+[.$B$2]*[.A4]" office:value-type="float" office:value="6.68" calcext:value-type="float">
            <text:p>6,68</text:p>
          </table:table-cell>
          <table:table-cell/>
          <table:table-cell office:value-type="float" office:value="9.25" calcext:value-type="float">
            <text:p>9,25</text:p>
          </table:table-cell>
          <table:table-cell table:formula="of:=[.E4]-8" office:value-type="float" office:value="1.25" calcext:value-type="float">
            <text:p>1,25</text:p>
          </table:table-cell>
          <table:table-cell/>
          <table:table-cell table:formula="of:=400+[.$G$2]*[.F4]" office:value-type="float" office:value="566.666666666667" calcext:value-type="float">
            <text:p>566,666666666667</text:p>
          </table:table-cell>
        </table:table-row>
        <table:table-row table:style-name="ro1">
          <table:table-cell office:value-type="float" office:value="0.95" calcext:value-type="float">
            <text:p>0,95</text:p>
          </table:table-cell>
          <table:table-cell/>
          <table:table-cell table:formula="of:=6+[.$B$2]*[.A5]" office:value-type="float" office:value="6.76" calcext:value-type="float">
            <text:p>6,76</text:p>
          </table:table-cell>
          <table:table-cell/>
          <table:table-cell office:value-type="float" office:value="9.05" calcext:value-type="float">
            <text:p>9,05</text:p>
          </table:table-cell>
          <table:table-cell table:formula="of:=[.E5]-8" office:value-type="float" office:value="1.05" calcext:value-type="float">
            <text:p>1,05</text:p>
          </table:table-cell>
          <table:table-cell/>
          <table:table-cell table:formula="of:=400+[.$G$2]*[.F5]" office:value-type="float" office:value="540" calcext:value-type="float">
            <text:p>540</text:p>
          </table:table-cell>
        </table:table-row>
        <table:table-row table:style-name="ro1">
          <table:table-cell office:value-type="float" office:value="1.05" calcext:value-type="float">
            <text:p>1,05</text:p>
          </table:table-cell>
          <table:table-cell/>
          <table:table-cell table:formula="of:=6+[.$B$2]*[.A6]" office:value-type="float" office:value="6.84" calcext:value-type="float">
            <text:p>6,84</text:p>
          </table:table-cell>
          <table:table-cell/>
          <table:table-cell office:value-type="float" office:value="8.8" calcext:value-type="float">
            <text:p>8,8</text:p>
          </table:table-cell>
          <table:table-cell table:formula="of:=[.E6]-8" office:value-type="float" office:value="0.800000000000001" calcext:value-type="float">
            <text:p>0,800000000000001</text:p>
          </table:table-cell>
          <table:table-cell/>
          <table:table-cell table:formula="of:=400+[.$G$2]*[.F6]" office:value-type="float" office:value="506.666666666667" calcext:value-type="float">
            <text:p>506,666666666667</text:p>
          </table:table-cell>
        </table:table-row>
        <table:table-row table:style-name="ro1">
          <table:table-cell office:value-type="float" office:value="1.15" calcext:value-type="float">
            <text:p>1,15</text:p>
          </table:table-cell>
          <table:table-cell/>
          <table:table-cell table:formula="of:=6+[.$B$2]*[.A7]" office:value-type="float" office:value="6.92" calcext:value-type="float">
            <text:p>6,92</text:p>
          </table:table-cell>
          <table:table-cell/>
          <table:table-cell office:value-type="float" office:value="8.8" calcext:value-type="float">
            <text:p>8,8</text:p>
          </table:table-cell>
          <table:table-cell table:formula="of:=[.E7]-8" office:value-type="float" office:value="0.800000000000001" calcext:value-type="float">
            <text:p>0,800000000000001</text:p>
          </table:table-cell>
          <table:table-cell/>
          <table:table-cell table:formula="of:=400+[.$G$2]*[.F7]" office:value-type="float" office:value="506.666666666667" calcext:value-type="float">
            <text:p>506,666666666667</text:p>
          </table:table-cell>
        </table:table-row>
        <table:table-row table:style-name="ro1">
          <table:table-cell office:value-type="float" office:value="1.25" calcext:value-type="float">
            <text:p>1,25</text:p>
          </table:table-cell>
          <table:table-cell/>
          <table:table-cell table:formula="of:=6+[.$B$2]*[.A8]" office:value-type="float" office:value="7" calcext:value-type="float">
            <text:p>7</text:p>
          </table:table-cell>
          <table:table-cell/>
          <table:table-cell office:value-type="float" office:value="8.8" calcext:value-type="float">
            <text:p>8,8</text:p>
          </table:table-cell>
          <table:table-cell table:formula="of:=[.E8]-8" office:value-type="float" office:value="0.800000000000001" calcext:value-type="float">
            <text:p>0,800000000000001</text:p>
          </table:table-cell>
          <table:table-cell/>
          <table:table-cell table:formula="of:=400+[.$G$2]*[.F8]" office:value-type="float" office:value="506.666666666667" calcext:value-type="float">
            <text:p>506,666666666667</text:p>
          </table:table-cell>
        </table:table-row>
        <table:table-row table:style-name="ro1">
          <table:table-cell office:value-type="float" office:value="1.35" calcext:value-type="float">
            <text:p>1,35</text:p>
          </table:table-cell>
          <table:table-cell/>
          <table:table-cell table:formula="of:=6+[.$B$2]*[.A9]" office:value-type="float" office:value="7.08" calcext:value-type="float">
            <text:p>7,08</text:p>
          </table:table-cell>
          <table:table-cell/>
          <table:table-cell office:value-type="float" office:value="8.8" calcext:value-type="float">
            <text:p>8,8</text:p>
          </table:table-cell>
          <table:table-cell table:formula="of:=[.E9]-8" office:value-type="float" office:value="0.800000000000001" calcext:value-type="float">
            <text:p>0,800000000000001</text:p>
          </table:table-cell>
          <table:table-cell/>
          <table:table-cell table:formula="of:=400+[.$G$2]*[.F9]" office:value-type="float" office:value="506.666666666667" calcext:value-type="float">
            <text:p>506,666666666667</text:p>
          </table:table-cell>
        </table:table-row>
        <table:table-row table:style-name="ro1">
          <table:table-cell office:value-type="float" office:value="1.45" calcext:value-type="float">
            <text:p>1,45</text:p>
          </table:table-cell>
          <table:table-cell/>
          <table:table-cell table:formula="of:=6+[.$B$2]*[.A10]" office:value-type="float" office:value="7.16" calcext:value-type="float">
            <text:p>7,16</text:p>
          </table:table-cell>
          <table:table-cell/>
          <table:table-cell office:value-type="float" office:value="8.8" calcext:value-type="float">
            <text:p>8,8</text:p>
          </table:table-cell>
          <table:table-cell table:formula="of:=[.E10]-8" office:value-type="float" office:value="0.800000000000001" calcext:value-type="float">
            <text:p>0,800000000000001</text:p>
          </table:table-cell>
          <table:table-cell/>
          <table:table-cell table:formula="of:=400+[.$G$2]*[.F10]" office:value-type="float" office:value="506.666666666667" calcext:value-type="float">
            <text:p>506,666666666667</text:p>
          </table:table-cell>
        </table:table-row>
        <table:table-row table:style-name="ro1">
          <table:table-cell office:value-type="float" office:value="1.58" calcext:value-type="float">
            <text:p>1,58</text:p>
          </table:table-cell>
          <table:table-cell/>
          <table:table-cell table:formula="of:=6+[.$B$2]*[.A11]" office:value-type="float" office:value="7.264" calcext:value-type="float">
            <text:p>7,264</text:p>
          </table:table-cell>
          <table:table-cell/>
          <table:table-cell office:value-type="float" office:value="8.8" calcext:value-type="float">
            <text:p>8,8</text:p>
          </table:table-cell>
          <table:table-cell table:formula="of:=[.E11]-8" office:value-type="float" office:value="0.800000000000001" calcext:value-type="float">
            <text:p>0,800000000000001</text:p>
          </table:table-cell>
          <table:table-cell/>
          <table:table-cell table:formula="of:=400+[.$G$2]*[.F11]" office:value-type="float" office:value="506.666666666667" calcext:value-type="float">
            <text:p>506,666666666667</text:p>
          </table:table-cell>
        </table:table-row>
        <table:table-row table:style-name="ro1">
          <table:table-cell office:value-type="float" office:value="1.67" calcext:value-type="float">
            <text:p>1,67</text:p>
          </table:table-cell>
          <table:table-cell/>
          <table:table-cell table:formula="of:=6+[.$B$2]*[.A12]" office:value-type="float" office:value="7.336" calcext:value-type="float">
            <text:p>7,336</text:p>
          </table:table-cell>
          <table:table-cell/>
          <table:table-cell office:value-type="float" office:value="8.8" calcext:value-type="float">
            <text:p>8,8</text:p>
          </table:table-cell>
          <table:table-cell table:formula="of:=[.E12]-8" office:value-type="float" office:value="0.800000000000001" calcext:value-type="float">
            <text:p>0,800000000000001</text:p>
          </table:table-cell>
          <table:table-cell/>
          <table:table-cell table:formula="of:=400+[.$G$2]*[.F12]" office:value-type="float" office:value="506.666666666667" calcext:value-type="float">
            <text:p>506,666666666667</text:p>
          </table:table-cell>
        </table:table-row>
        <table:table-row table:style-name="ro1">
          <table:table-cell office:value-type="float" office:value="1.77" calcext:value-type="float">
            <text:p>1,77</text:p>
          </table:table-cell>
          <table:table-cell/>
          <table:table-cell table:formula="of:=6+[.$B$2]*[.A13]" office:value-type="float" office:value="7.416" calcext:value-type="float">
            <text:p>7,416</text:p>
          </table:table-cell>
          <table:table-cell/>
          <table:table-cell office:value-type="float" office:value="8.8" calcext:value-type="float">
            <text:p>8,8</text:p>
          </table:table-cell>
          <table:table-cell table:formula="of:=[.E13]-8" office:value-type="float" office:value="0.800000000000001" calcext:value-type="float">
            <text:p>0,800000000000001</text:p>
          </table:table-cell>
          <table:table-cell/>
          <table:table-cell table:formula="of:=400+[.$G$2]*[.F13]" office:value-type="float" office:value="506.666666666667" calcext:value-type="float">
            <text:p>506,666666666667</text:p>
          </table:table-cell>
        </table:table-row>
        <table:table-row table:style-name="ro1">
          <table:table-cell office:value-type="float" office:value="1.9" calcext:value-type="float">
            <text:p>1,9</text:p>
          </table:table-cell>
          <table:table-cell office:value-type="string" calcext:value-type="string">
            <text:p>ba</text:p>
          </table:table-cell>
          <table:table-cell table:formula="of:=6+[.$B$2]*[.A14]" office:value-type="float" office:value="7.52" calcext:value-type="float">
            <text:p>7,52</text:p>
          </table:table-cell>
          <table:table-cell/>
          <table:table-cell office:value-type="float" office:value="8.6" calcext:value-type="float">
            <text:p>8,6</text:p>
          </table:table-cell>
          <table:table-cell table:formula="of:=[.E14]-8" office:value-type="float" office:value="0.6" calcext:value-type="float">
            <text:p>0,6</text:p>
          </table:table-cell>
          <table:table-cell/>
          <table:table-cell table:formula="of:=400+[.$G$2]*[.F14]" office:value-type="float" office:value="480" calcext:value-type="float">
            <text:p>48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6+[.$B$2]*[.A15]" office:value-type="float" office:value="7.6" calcext:value-type="float">
            <text:p>7,6</text:p>
          </table:table-cell>
          <table:table-cell/>
          <table:table-cell office:value-type="float" office:value="8.8" calcext:value-type="float">
            <text:p>8,8</text:p>
          </table:table-cell>
          <table:table-cell table:formula="of:=[.E15]-8" office:value-type="float" office:value="0.800000000000001" calcext:value-type="float">
            <text:p>0,800000000000001</text:p>
          </table:table-cell>
          <table:table-cell/>
          <table:table-cell table:formula="of:=400+[.$G$2]*[.F15]" office:value-type="float" office:value="506.666666666667" calcext:value-type="float">
            <text:p>506,666666666667</text:p>
          </table:table-cell>
        </table:table-row>
        <table:table-row table:style-name="ro1">
          <table:table-cell office:value-type="float" office:value="2.1" calcext:value-type="float">
            <text:p>2,1</text:p>
          </table:table-cell>
          <table:table-cell/>
          <table:table-cell table:formula="of:=6+[.$B$2]*[.A16]" office:value-type="float" office:value="7.68" calcext:value-type="float">
            <text:p>7,68</text:p>
          </table:table-cell>
          <table:table-cell/>
          <table:table-cell office:value-type="float" office:value="8.8" calcext:value-type="float">
            <text:p>8,8</text:p>
          </table:table-cell>
          <table:table-cell table:formula="of:=[.E16]-8" office:value-type="float" office:value="0.800000000000001" calcext:value-type="float">
            <text:p>0,800000000000001</text:p>
          </table:table-cell>
          <table:table-cell/>
          <table:table-cell table:formula="of:=400+[.$G$2]*[.F16]" office:value-type="float" office:value="506.666666666667" calcext:value-type="float">
            <text:p>506,666666666667</text:p>
          </table:table-cell>
        </table:table-row>
        <table:table-row table:style-name="ro1">
          <table:table-cell office:value-type="float" office:value="2.2" calcext:value-type="float">
            <text:p>2,2</text:p>
          </table:table-cell>
          <table:table-cell/>
          <table:table-cell table:formula="of:=6+[.$B$2]*[.A17]" office:value-type="float" office:value="7.76" calcext:value-type="float">
            <text:p>7,76</text:p>
          </table:table-cell>
          <table:table-cell/>
          <table:table-cell office:value-type="float" office:value="8.8" calcext:value-type="float">
            <text:p>8,8</text:p>
          </table:table-cell>
          <table:table-cell table:formula="of:=[.E17]-8" office:value-type="float" office:value="0.800000000000001" calcext:value-type="float">
            <text:p>0,800000000000001</text:p>
          </table:table-cell>
          <table:table-cell/>
          <table:table-cell table:formula="of:=400+[.$G$2]*[.F17]" office:value-type="float" office:value="506.666666666667" calcext:value-type="float">
            <text:p>506,666666666667</text:p>
          </table:table-cell>
        </table:table-row>
        <table:table-row table:style-name="ro1">
          <table:table-cell office:value-type="float" office:value="2.35" calcext:value-type="float">
            <text:p>2,35</text:p>
          </table:table-cell>
          <table:table-cell/>
          <table:table-cell table:formula="of:=6+[.$B$2]*[.A18]" office:value-type="float" office:value="7.88" calcext:value-type="float">
            <text:p>7,88</text:p>
          </table:table-cell>
          <table:table-cell/>
          <table:table-cell office:value-type="float" office:value="8.8" calcext:value-type="float">
            <text:p>8,8</text:p>
          </table:table-cell>
          <table:table-cell table:formula="of:=[.E18]-8" office:value-type="float" office:value="0.800000000000001" calcext:value-type="float">
            <text:p>0,800000000000001</text:p>
          </table:table-cell>
          <table:table-cell/>
          <table:table-cell table:formula="of:=400+[.$G$2]*[.F18]" office:value-type="float" office:value="506.666666666667" calcext:value-type="float">
            <text:p>506,666666666667</text:p>
          </table:table-cell>
        </table:table-row>
        <table:table-row table:style-name="ro1">
          <table:table-cell office:value-type="float" office:value="2.45" calcext:value-type="float">
            <text:p>2,45</text:p>
          </table:table-cell>
          <table:table-cell/>
          <table:table-cell table:formula="of:=6+[.$B$2]*[.A19]" office:value-type="float" office:value="7.96" calcext:value-type="float">
            <text:p>7,96</text:p>
          </table:table-cell>
          <table:table-cell/>
          <table:table-cell office:value-type="float" office:value="8.8" calcext:value-type="float">
            <text:p>8,8</text:p>
          </table:table-cell>
          <table:table-cell table:formula="of:=[.E19]-8" office:value-type="float" office:value="0.800000000000001" calcext:value-type="float">
            <text:p>0,800000000000001</text:p>
          </table:table-cell>
          <table:table-cell/>
          <table:table-cell table:formula="of:=400+[.$G$2]*[.F19]" office:value-type="float" office:value="506.666666666667" calcext:value-type="float">
            <text:p>506,666666666667</text:p>
          </table:table-cell>
        </table:table-row>
        <table:table-row table:style-name="ro1">
          <table:table-cell office:value-type="float" office:value="2.55" calcext:value-type="float">
            <text:p>2,55</text:p>
          </table:table-cell>
          <table:table-cell/>
          <table:table-cell table:formula="of:=6+[.$B$2]*[.A20]" office:value-type="float" office:value="8.04" calcext:value-type="float">
            <text:p>8,04</text:p>
          </table:table-cell>
          <table:table-cell/>
          <table:table-cell office:value-type="float" office:value="8.8" calcext:value-type="float">
            <text:p>8,8</text:p>
          </table:table-cell>
          <table:table-cell table:formula="of:=[.E20]-8" office:value-type="float" office:value="0.800000000000001" calcext:value-type="float">
            <text:p>0,800000000000001</text:p>
          </table:table-cell>
          <table:table-cell/>
          <table:table-cell table:formula="of:=400+[.$G$2]*[.F20]" office:value-type="float" office:value="506.666666666667" calcext:value-type="float">
            <text:p>506,666666666667</text:p>
          </table:table-cell>
        </table:table-row>
        <table:table-row table:style-name="ro1">
          <table:table-cell office:value-type="float" office:value="2.65" calcext:value-type="float">
            <text:p>2,65</text:p>
          </table:table-cell>
          <table:table-cell/>
          <table:table-cell table:formula="of:=6+[.$B$2]*[.A21]" office:value-type="float" office:value="8.12" calcext:value-type="float">
            <text:p>8,12</text:p>
          </table:table-cell>
          <table:table-cell/>
          <table:table-cell office:value-type="float" office:value="8.8" calcext:value-type="float">
            <text:p>8,8</text:p>
          </table:table-cell>
          <table:table-cell table:formula="of:=[.E21]-8" office:value-type="float" office:value="0.800000000000001" calcext:value-type="float">
            <text:p>0,800000000000001</text:p>
          </table:table-cell>
          <table:table-cell/>
          <table:table-cell table:formula="of:=400+[.$G$2]*[.F21]" office:value-type="float" office:value="506.666666666667" calcext:value-type="float">
            <text:p>506,666666666667</text:p>
          </table:table-cell>
        </table:table-row>
        <table:table-row table:style-name="ro1">
          <table:table-cell office:value-type="float" office:value="2.75" calcext:value-type="float">
            <text:p>2,75</text:p>
          </table:table-cell>
          <table:table-cell/>
          <table:table-cell table:formula="of:=6+[.$B$2]*[.A22]" office:value-type="float" office:value="8.2" calcext:value-type="float">
            <text:p>8,2</text:p>
          </table:table-cell>
          <table:table-cell/>
          <table:table-cell office:value-type="float" office:value="8.8" calcext:value-type="float">
            <text:p>8,8</text:p>
          </table:table-cell>
          <table:table-cell table:formula="of:=[.E22]-8" office:value-type="float" office:value="0.800000000000001" calcext:value-type="float">
            <text:p>0,800000000000001</text:p>
          </table:table-cell>
          <table:table-cell/>
          <table:table-cell table:formula="of:=400+[.$G$2]*[.F22]" office:value-type="float" office:value="506.666666666667" calcext:value-type="float">
            <text:p>506,666666666667</text:p>
          </table:table-cell>
        </table:table-row>
        <table:table-row table:style-name="ro1">
          <table:table-cell office:value-type="float" office:value="2.85" calcext:value-type="float">
            <text:p>2,85</text:p>
          </table:table-cell>
          <table:table-cell/>
          <table:table-cell table:formula="of:=6+[.$B$2]*[.A23]" office:value-type="float" office:value="8.28" calcext:value-type="float">
            <text:p>8,28</text:p>
          </table:table-cell>
          <table:table-cell/>
          <table:table-cell office:value-type="float" office:value="8.8" calcext:value-type="float">
            <text:p>8,8</text:p>
          </table:table-cell>
          <table:table-cell table:formula="of:=[.E23]-8" office:value-type="float" office:value="0.800000000000001" calcext:value-type="float">
            <text:p>0,800000000000001</text:p>
          </table:table-cell>
          <table:table-cell/>
          <table:table-cell table:formula="of:=400+[.$G$2]*[.F23]" office:value-type="float" office:value="506.666666666667" calcext:value-type="float">
            <text:p>506,666666666667</text:p>
          </table:table-cell>
        </table:table-row>
        <table:table-row table:style-name="ro1">
          <table:table-cell office:value-type="float" office:value="2.95" calcext:value-type="float">
            <text:p>2,95</text:p>
          </table:table-cell>
          <table:table-cell/>
          <table:table-cell table:formula="of:=6+[.$B$2]*[.A24]" office:value-type="float" office:value="8.36" calcext:value-type="float">
            <text:p>8,36</text:p>
          </table:table-cell>
          <table:table-cell/>
          <table:table-cell office:value-type="float" office:value="8.8" calcext:value-type="float">
            <text:p>8,8</text:p>
          </table:table-cell>
          <table:table-cell table:formula="of:=[.E24]-8" office:value-type="float" office:value="0.800000000000001" calcext:value-type="float">
            <text:p>0,800000000000001</text:p>
          </table:table-cell>
          <table:table-cell/>
          <table:table-cell table:formula="of:=400+[.$G$2]*[.F24]" office:value-type="float" office:value="506.666666666667" calcext:value-type="float">
            <text:p>506,666666666667</text:p>
          </table:table-cell>
        </table:table-row>
        <table:table-row table:style-name="ro1">
          <table:table-cell office:value-type="float" office:value="3.05" calcext:value-type="float">
            <text:p>3,05</text:p>
          </table:table-cell>
          <table:table-cell/>
          <table:table-cell table:formula="of:=6+[.$B$2]*[.A25]" office:value-type="float" office:value="8.44" calcext:value-type="float">
            <text:p>8,44</text:p>
          </table:table-cell>
          <table:table-cell/>
          <table:table-cell office:value-type="float" office:value="8.8" calcext:value-type="float">
            <text:p>8,8</text:p>
          </table:table-cell>
          <table:table-cell table:formula="of:=[.E25]-8" office:value-type="float" office:value="0.800000000000001" calcext:value-type="float">
            <text:p>0,800000000000001</text:p>
          </table:table-cell>
          <table:table-cell/>
          <table:table-cell table:formula="of:=400+[.$G$2]*[.F25]" office:value-type="float" office:value="506.666666666667" calcext:value-type="float">
            <text:p>506,666666666667</text:p>
          </table:table-cell>
        </table:table-row>
        <table:table-row table:style-name="ro1">
          <table:table-cell office:value-type="float" office:value="3.15" calcext:value-type="float">
            <text:p>3,15</text:p>
          </table:table-cell>
          <table:table-cell/>
          <table:table-cell table:formula="of:=6+[.$B$2]*[.A26]" office:value-type="float" office:value="8.52" calcext:value-type="float">
            <text:p>8,52</text:p>
          </table:table-cell>
          <table:table-cell/>
          <table:table-cell office:value-type="float" office:value="8.8" calcext:value-type="float">
            <text:p>8,8</text:p>
          </table:table-cell>
          <table:table-cell table:formula="of:=[.E26]-8" office:value-type="float" office:value="0.800000000000001" calcext:value-type="float">
            <text:p>0,800000000000001</text:p>
          </table:table-cell>
          <table:table-cell/>
          <table:table-cell table:formula="of:=400+[.$G$2]*[.F26]" office:value-type="float" office:value="506.666666666667" calcext:value-type="float">
            <text:p>506,666666666667</text:p>
          </table:table-cell>
        </table:table-row>
        <table:table-row table:style-name="ro1">
          <table:table-cell office:value-type="float" office:value="3.25" calcext:value-type="float">
            <text:p>3,25</text:p>
          </table:table-cell>
          <table:table-cell/>
          <table:table-cell table:formula="of:=6+[.$B$2]*[.A27]" office:value-type="float" office:value="8.6" calcext:value-type="float">
            <text:p>8,6</text:p>
          </table:table-cell>
          <table:table-cell/>
          <table:table-cell office:value-type="float" office:value="8.8" calcext:value-type="float">
            <text:p>8,8</text:p>
          </table:table-cell>
          <table:table-cell table:formula="of:=[.E27]-8" office:value-type="float" office:value="0.800000000000001" calcext:value-type="float">
            <text:p>0,800000000000001</text:p>
          </table:table-cell>
          <table:table-cell/>
          <table:table-cell table:formula="of:=400+[.$G$2]*[.F27]" office:value-type="float" office:value="506.666666666667" calcext:value-type="float">
            <text:p>506,666666666667</text:p>
          </table:table-cell>
        </table:table-row>
        <table:table-row table:style-name="ro1">
          <table:table-cell office:value-type="float" office:value="3.35" calcext:value-type="float">
            <text:p>3,35</text:p>
          </table:table-cell>
          <table:table-cell/>
          <table:table-cell table:formula="of:=6+[.$B$2]*[.A28]" office:value-type="float" office:value="8.68" calcext:value-type="float">
            <text:p>8,68</text:p>
          </table:table-cell>
          <table:table-cell/>
          <table:table-cell office:value-type="float" office:value="8.8" calcext:value-type="float">
            <text:p>8,8</text:p>
          </table:table-cell>
          <table:table-cell table:formula="of:=[.E28]-8" office:value-type="float" office:value="0.800000000000001" calcext:value-type="float">
            <text:p>0,800000000000001</text:p>
          </table:table-cell>
          <table:table-cell/>
          <table:table-cell table:formula="of:=400+[.$G$2]*[.F28]" office:value-type="float" office:value="506.666666666667" calcext:value-type="float">
            <text:p>506,666666666667</text:p>
          </table:table-cell>
        </table:table-row>
        <table:table-row table:style-name="ro1">
          <table:table-cell office:value-type="float" office:value="3.65" calcext:value-type="float">
            <text:p>3,65</text:p>
          </table:table-cell>
          <table:table-cell/>
          <table:table-cell table:formula="of:=6+[.$B$2]*[.A29]" office:value-type="float" office:value="8.92" calcext:value-type="float">
            <text:p>8,92</text:p>
          </table:table-cell>
          <table:table-cell/>
          <table:table-cell office:value-type="float" office:value="9.3" calcext:value-type="float">
            <text:p>9,3</text:p>
          </table:table-cell>
          <table:table-cell table:formula="of:=[.E29]-8" office:value-type="float" office:value="1.3" calcext:value-type="float">
            <text:p>1,3</text:p>
          </table:table-cell>
          <table:table-cell/>
          <table:table-cell table:formula="of:=400+[.$G$2]*[.F29]" office:value-type="float" office:value="573.333333333334" calcext:value-type="float">
            <text:p>573,333333333334</text:p>
          </table:table-cell>
        </table:table-row>
        <table:table-row table:style-name="ro1">
          <table:table-cell office:value-type="float" office:value="3.75" calcext:value-type="float">
            <text:p>3,75</text:p>
          </table:table-cell>
          <table:table-cell/>
          <table:table-cell table:formula="of:=6+[.$B$2]*[.A30]" office:value-type="float" office:value="9" calcext:value-type="float">
            <text:p>9</text:p>
          </table:table-cell>
          <table:table-cell/>
          <table:table-cell office:value-type="float" office:value="9.3" calcext:value-type="float">
            <text:p>9,3</text:p>
          </table:table-cell>
          <table:table-cell table:formula="of:=[.E30]-8" office:value-type="float" office:value="1.3" calcext:value-type="float">
            <text:p>1,3</text:p>
          </table:table-cell>
          <table:table-cell/>
          <table:table-cell table:formula="of:=400+[.$G$2]*[.F30]" office:value-type="float" office:value="573.333333333334" calcext:value-type="float">
            <text:p>573,333333333334</text:p>
          </table:table-cell>
        </table:table-row>
        <table:table-row table:style-name="ro1">
          <table:table-cell office:value-type="float" office:value="4.45" calcext:value-type="float">
            <text:p>4,45</text:p>
          </table:table-cell>
          <table:table-cell/>
          <table:table-cell table:formula="of:=6+[.$B$2]*[.A31]" office:value-type="float" office:value="9.56" calcext:value-type="float">
            <text:p>9,56</text:p>
          </table:table-cell>
          <table:table-cell/>
          <table:table-cell office:value-type="float" office:value="9.95" calcext:value-type="float">
            <text:p>9,95</text:p>
          </table:table-cell>
          <table:table-cell table:formula="of:=[.E31]-8" office:value-type="float" office:value="1.95" calcext:value-type="float">
            <text:p>1,95</text:p>
          </table:table-cell>
          <table:table-cell/>
          <table:table-cell table:formula="of:=400+[.$G$2]*[.F31]" office:value-type="float" office:value="660" calcext:value-type="float">
            <text:p>660</text:p>
          </table:table-cell>
        </table:table-row>
        <table:table-row table:style-name="ro1">
          <table:table-cell office:value-type="float" office:value="4.55" calcext:value-type="float">
            <text:p>4,55</text:p>
          </table:table-cell>
          <table:table-cell/>
          <table:table-cell table:formula="of:=6+[.$B$2]*[.A32]" office:value-type="float" office:value="9.64" calcext:value-type="float">
            <text:p>9,64</text:p>
          </table:table-cell>
          <table:table-cell/>
          <table:table-cell office:value-type="float" office:value="9.3" calcext:value-type="float">
            <text:p>9,3</text:p>
          </table:table-cell>
          <table:table-cell table:formula="of:=[.E32]-8" office:value-type="float" office:value="1.3" calcext:value-type="float">
            <text:p>1,3</text:p>
          </table:table-cell>
          <table:table-cell/>
          <table:table-cell table:formula="of:=400+[.$G$2]*[.F32]" office:value-type="float" office:value="573.333333333334" calcext:value-type="float">
            <text:p>573,333333333334</text:p>
          </table:table-cell>
        </table:table-row>
        <table:table-row table:style-name="ro1">
          <table:table-cell office:value-type="float" office:value="4.65" calcext:value-type="float">
            <text:p>4,65</text:p>
          </table:table-cell>
          <table:table-cell/>
          <table:table-cell table:formula="of:=6+[.$B$2]*[.A33]" office:value-type="float" office:value="9.72" calcext:value-type="float">
            <text:p>9,72</text:p>
          </table:table-cell>
          <table:table-cell/>
          <table:table-cell office:value-type="float" office:value="9.05" calcext:value-type="float">
            <text:p>9,05</text:p>
          </table:table-cell>
          <table:table-cell table:formula="of:=[.E33]-8" office:value-type="float" office:value="1.05" calcext:value-type="float">
            <text:p>1,05</text:p>
          </table:table-cell>
          <table:table-cell/>
          <table:table-cell table:formula="of:=400+[.$G$2]*[.F33]" office:value-type="float" office:value="540" calcext:value-type="float">
            <text:p>540</text:p>
          </table:table-cell>
        </table:table-row>
        <table:table-row table:style-name="ro1">
          <table:table-cell office:value-type="float" office:value="4.75" calcext:value-type="float">
            <text:p>4,75</text:p>
          </table:table-cell>
          <table:table-cell/>
          <table:table-cell table:formula="of:=6+[.$B$2]*[.A34]" office:value-type="float" office:value="9.8" calcext:value-type="float">
            <text:p>9,8</text:p>
          </table:table-cell>
          <table:table-cell/>
          <table:table-cell office:value-type="float" office:value="9.05" calcext:value-type="float">
            <text:p>9,05</text:p>
          </table:table-cell>
          <table:table-cell table:formula="of:=[.E34]-8" office:value-type="float" office:value="1.05" calcext:value-type="float">
            <text:p>1,05</text:p>
          </table:table-cell>
          <table:table-cell/>
          <table:table-cell table:formula="of:=400+[.$G$2]*[.F34]" office:value-type="float" office:value="540" calcext:value-type="float">
            <text:p>540</text:p>
          </table:table-cell>
        </table:table-row>
        <table:table-row table:style-name="ro1">
          <table:table-cell office:value-type="float" office:value="5.25" calcext:value-type="float">
            <text:p>5,25</text:p>
          </table:table-cell>
          <table:table-cell/>
          <table:table-cell table:formula="of:=6+[.$B$2]*[.A35]" office:value-type="float" office:value="10.2" calcext:value-type="float">
            <text:p>10,2</text:p>
          </table:table-cell>
          <table:table-cell/>
          <table:table-cell office:value-type="float" office:value="10.2" calcext:value-type="float">
            <text:p>10,2</text:p>
          </table:table-cell>
          <table:table-cell table:formula="of:=[.E35]-8" office:value-type="float" office:value="2.2" calcext:value-type="float">
            <text:p>2,2</text:p>
          </table:table-cell>
          <table:table-cell/>
          <table:table-cell table:formula="of:=400+[.$G$2]*[.F35]" office:value-type="float" office:value="693.333333333333" calcext:value-type="float">
            <text:p>693,333333333333</text:p>
          </table:table-cell>
        </table:table-row>
        <table:table-row table:style-name="ro1">
          <table:table-cell office:value-type="float" office:value="5.35" calcext:value-type="float">
            <text:p>5,35</text:p>
          </table:table-cell>
          <table:table-cell/>
          <table:table-cell table:formula="of:=6+[.$B$2]*[.A36]" office:value-type="float" office:value="10.28" calcext:value-type="float">
            <text:p>10,28</text:p>
          </table:table-cell>
          <table:table-cell/>
          <table:table-cell office:value-type="float" office:value="10.2" calcext:value-type="float">
            <text:p>10,2</text:p>
          </table:table-cell>
          <table:table-cell table:formula="of:=[.E36]-8" office:value-type="float" office:value="2.2" calcext:value-type="float">
            <text:p>2,2</text:p>
          </table:table-cell>
          <table:table-cell/>
          <table:table-cell table:formula="of:=400+[.$G$2]*[.F36]" office:value-type="float" office:value="693.333333333333" calcext:value-type="float">
            <text:p>693,333333333333</text:p>
          </table:table-cell>
        </table:table-row>
        <table:table-row table:style-name="ro1">
          <table:table-cell office:value-type="float" office:value="5.45" calcext:value-type="float">
            <text:p>5,45</text:p>
          </table:table-cell>
          <table:table-cell/>
          <table:table-cell table:formula="of:=6+[.$B$2]*[.A37]" office:value-type="float" office:value="10.36" calcext:value-type="float">
            <text:p>10,36</text:p>
          </table:table-cell>
          <table:table-cell/>
          <table:table-cell office:value-type="float" office:value="9.95" calcext:value-type="float">
            <text:p>9,95</text:p>
          </table:table-cell>
          <table:table-cell table:formula="of:=[.E37]-8" office:value-type="float" office:value="1.95" calcext:value-type="float">
            <text:p>1,95</text:p>
          </table:table-cell>
          <table:table-cell/>
          <table:table-cell table:formula="of:=400+[.$G$2]*[.F37]" office:value-type="float" office:value="660" calcext:value-type="float">
            <text:p>660</text:p>
          </table:table-cell>
        </table:table-row>
        <table:table-row table:style-name="ro1">
          <table:table-cell office:value-type="float" office:value="5.55" calcext:value-type="float">
            <text:p>5,55</text:p>
          </table:table-cell>
          <table:table-cell/>
          <table:table-cell table:formula="of:=6+[.$B$2]*[.A38]" office:value-type="float" office:value="10.44" calcext:value-type="float">
            <text:p>10,44</text:p>
          </table:table-cell>
          <table:table-cell/>
          <table:table-cell office:value-type="float" office:value="9.95" calcext:value-type="float">
            <text:p>9,95</text:p>
          </table:table-cell>
          <table:table-cell table:formula="of:=[.E38]-8" office:value-type="float" office:value="1.95" calcext:value-type="float">
            <text:p>1,95</text:p>
          </table:table-cell>
          <table:table-cell/>
          <table:table-cell table:formula="of:=400+[.$G$2]*[.F38]" office:value-type="float" office:value="660" calcext:value-type="float">
            <text:p>660</text:p>
          </table:table-cell>
        </table:table-row>
        <table:table-row table:style-name="ro1">
          <table:table-cell office:value-type="float" office:value="5.8" calcext:value-type="float">
            <text:p>5,8</text:p>
          </table:table-cell>
          <table:table-cell/>
          <table:table-cell table:formula="of:=6+[.$B$2]*[.A39]" office:value-type="float" office:value="10.64" calcext:value-type="float">
            <text:p>10,64</text:p>
          </table:table-cell>
          <table:table-cell/>
          <table:table-cell office:value-type="float" office:value="10.2" calcext:value-type="float">
            <text:p>10,2</text:p>
          </table:table-cell>
          <table:table-cell table:formula="of:=[.E39]-8" office:value-type="float" office:value="2.2" calcext:value-type="float">
            <text:p>2,2</text:p>
          </table:table-cell>
          <table:table-cell/>
          <table:table-cell table:formula="of:=400+[.$G$2]*[.F39]" office:value-type="float" office:value="693.333333333333" calcext:value-type="float">
            <text:p>693,333333333333</text:p>
          </table:table-cell>
        </table:table-row>
        <table:table-row table:style-name="ro1">
          <table:table-cell office:value-type="float" office:value="5.85" calcext:value-type="float">
            <text:p>5,85</text:p>
          </table:table-cell>
          <table:table-cell/>
          <table:table-cell table:formula="of:=6+[.$B$2]*[.A40]" office:value-type="float" office:value="10.68" calcext:value-type="float">
            <text:p>10,68</text:p>
          </table:table-cell>
          <table:table-cell/>
          <table:table-cell office:value-type="float" office:value="10.4" calcext:value-type="float">
            <text:p>10,4</text:p>
          </table:table-cell>
          <table:table-cell table:formula="of:=[.E40]-8" office:value-type="float" office:value="2.4" calcext:value-type="float">
            <text:p>2,4</text:p>
          </table:table-cell>
          <table:table-cell/>
          <table:table-cell table:formula="of:=400+[.$G$2]*[.F40]" office:value-type="float" office:value="720" calcext:value-type="float">
            <text:p>720</text:p>
          </table:table-cell>
        </table:table-row>
        <table:table-row table:style-name="ro1">
          <table:table-cell office:value-type="float" office:value="5.95" calcext:value-type="float">
            <text:p>5,95</text:p>
          </table:table-cell>
          <table:table-cell/>
          <table:table-cell table:formula="of:=6+[.$B$2]*[.A41]" office:value-type="float" office:value="10.76" calcext:value-type="float">
            <text:p>10,76</text:p>
          </table:table-cell>
          <table:table-cell/>
          <table:table-cell office:value-type="float" office:value="10.4" calcext:value-type="float">
            <text:p>10,4</text:p>
          </table:table-cell>
          <table:table-cell table:formula="of:=[.E41]-8" office:value-type="float" office:value="2.4" calcext:value-type="float">
            <text:p>2,4</text:p>
          </table:table-cell>
          <table:table-cell/>
          <table:table-cell table:formula="of:=400+[.$G$2]*[.F41]" office:value-type="float" office:value="720" calcext:value-type="float">
            <text:p>720</text:p>
          </table:table-cell>
        </table:table-row>
        <table:table-row table:style-name="ro1">
          <table:table-cell office:value-type="float" office:value="6.05" calcext:value-type="float">
            <text:p>6,05</text:p>
          </table:table-cell>
          <table:table-cell/>
          <table:table-cell table:formula="of:=6+[.$B$2]*[.A42]" office:value-type="float" office:value="10.84" calcext:value-type="float">
            <text:p>10,84</text:p>
          </table:table-cell>
          <table:table-cell/>
          <table:table-cell office:value-type="float" office:value="10.2" calcext:value-type="float">
            <text:p>10,2</text:p>
          </table:table-cell>
          <table:table-cell table:formula="of:=[.E42]-8" office:value-type="float" office:value="2.2" calcext:value-type="float">
            <text:p>2,2</text:p>
          </table:table-cell>
          <table:table-cell/>
          <table:table-cell table:formula="of:=400+[.$G$2]*[.F42]" office:value-type="float" office:value="693.333333333333" calcext:value-type="float">
            <text:p>693,333333333333</text:p>
          </table:table-cell>
        </table:table-row>
        <table:table-row table:style-name="ro1">
          <table:table-cell office:value-type="float" office:value="6.15" calcext:value-type="float">
            <text:p>6,15</text:p>
          </table:table-cell>
          <table:table-cell/>
          <table:table-cell table:formula="of:=6+[.$B$2]*[.A43]" office:value-type="float" office:value="10.92" calcext:value-type="float">
            <text:p>10,92</text:p>
          </table:table-cell>
          <table:table-cell/>
          <table:table-cell office:value-type="float" office:value="10.2" calcext:value-type="float">
            <text:p>10,2</text:p>
          </table:table-cell>
          <table:table-cell table:formula="of:=[.E43]-8" office:value-type="float" office:value="2.2" calcext:value-type="float">
            <text:p>2,2</text:p>
          </table:table-cell>
          <table:table-cell/>
          <table:table-cell table:formula="of:=400+[.$G$2]*[.F43]" office:value-type="float" office:value="693.333333333333" calcext:value-type="float">
            <text:p>693,333333333333</text:p>
          </table:table-cell>
        </table:table-row>
        <table:table-row table:style-name="ro1">
          <table:table-cell office:value-type="float" office:value="6.25" calcext:value-type="float">
            <text:p>6,25</text:p>
          </table:table-cell>
          <table:table-cell/>
          <table:table-cell table:formula="of:=6+[.$B$2]*[.A44]" office:value-type="float" office:value="11" calcext:value-type="float">
            <text:p>11</text:p>
          </table:table-cell>
          <table:table-cell/>
          <table:table-cell office:value-type="float" office:value="10.2" calcext:value-type="float">
            <text:p>10,2</text:p>
          </table:table-cell>
          <table:table-cell table:formula="of:=[.E44]-8" office:value-type="float" office:value="2.2" calcext:value-type="float">
            <text:p>2,2</text:p>
          </table:table-cell>
          <table:table-cell/>
          <table:table-cell table:formula="of:=400+[.$G$2]*[.F44]" office:value-type="float" office:value="693.333333333333" calcext:value-type="float">
            <text:p>693,333333333333</text:p>
          </table:table-cell>
        </table:table-row>
        <table:table-row table:style-name="ro1">
          <table:table-cell office:value-type="float" office:value="6.4" calcext:value-type="float">
            <text:p>6,4</text:p>
          </table:table-cell>
          <table:table-cell/>
          <table:table-cell table:formula="of:=6+[.$B$2]*[.A45]" office:value-type="float" office:value="11.12" calcext:value-type="float">
            <text:p>11,12</text:p>
          </table:table-cell>
          <table:table-cell/>
          <table:table-cell office:value-type="float" office:value="10.2" calcext:value-type="float">
            <text:p>10,2</text:p>
          </table:table-cell>
          <table:table-cell table:formula="of:=[.E45]-8" office:value-type="float" office:value="2.2" calcext:value-type="float">
            <text:p>2,2</text:p>
          </table:table-cell>
          <table:table-cell/>
          <table:table-cell table:formula="of:=400+[.$G$2]*[.F45]" office:value-type="float" office:value="693.333333333333" calcext:value-type="float">
            <text:p>693,333333333333</text:p>
          </table:table-cell>
        </table:table-row>
        <table:table-row table:style-name="ro1">
          <table:table-cell office:value-type="float" office:value="6.5" calcext:value-type="float">
            <text:p>6,5</text:p>
          </table:table-cell>
          <table:table-cell/>
          <table:table-cell table:formula="of:=6+[.$B$2]*[.A46]" office:value-type="float" office:value="11.2" calcext:value-type="float">
            <text:p>11,2</text:p>
          </table:table-cell>
          <table:table-cell/>
          <table:table-cell office:value-type="float" office:value="10.2" calcext:value-type="float">
            <text:p>10,2</text:p>
          </table:table-cell>
          <table:table-cell table:formula="of:=[.E46]-8" office:value-type="float" office:value="2.2" calcext:value-type="float">
            <text:p>2,2</text:p>
          </table:table-cell>
          <table:table-cell/>
          <table:table-cell table:formula="of:=400+[.$G$2]*[.F46]" office:value-type="float" office:value="693.333333333333" calcext:value-type="float">
            <text:p>693,333333333333</text:p>
          </table:table-cell>
        </table:table-row>
        <table:table-row table:style-name="ro1">
          <table:table-cell office:value-type="float" office:value="6.6" calcext:value-type="float">
            <text:p>6,6</text:p>
          </table:table-cell>
          <table:table-cell/>
          <table:table-cell table:formula="of:=6+[.$B$2]*[.A47]" office:value-type="float" office:value="11.28" calcext:value-type="float">
            <text:p>11,28</text:p>
          </table:table-cell>
          <table:table-cell/>
          <table:table-cell office:value-type="float" office:value="10.2" calcext:value-type="float">
            <text:p>10,2</text:p>
          </table:table-cell>
          <table:table-cell table:formula="of:=[.E47]-8" office:value-type="float" office:value="2.2" calcext:value-type="float">
            <text:p>2,2</text:p>
          </table:table-cell>
          <table:table-cell/>
          <table:table-cell table:formula="of:=400+[.$G$2]*[.F47]" office:value-type="float" office:value="693.333333333333" calcext:value-type="float">
            <text:p>693,333333333333</text:p>
          </table:table-cell>
        </table:table-row>
        <table:table-row table:style-name="ro1">
          <table:table-cell office:value-type="float" office:value="6.65" calcext:value-type="float">
            <text:p>6,65</text:p>
          </table:table-cell>
          <table:table-cell/>
          <table:table-cell table:formula="of:=6+[.$B$2]*[.A48]" office:value-type="float" office:value="11.32" calcext:value-type="float">
            <text:p>11,32</text:p>
          </table:table-cell>
          <table:table-cell/>
          <table:table-cell office:value-type="float" office:value="9.95" calcext:value-type="float">
            <text:p>9,95</text:p>
          </table:table-cell>
          <table:table-cell table:formula="of:=[.E48]-8" office:value-type="float" office:value="1.95" calcext:value-type="float">
            <text:p>1,95</text:p>
          </table:table-cell>
          <table:table-cell/>
          <table:table-cell table:formula="of:=400+[.$G$2]*[.F48]" office:value-type="float" office:value="660" calcext:value-type="float">
            <text:p>660</text:p>
          </table:table-cell>
        </table:table-row>
        <table:table-row table:style-name="ro1">
          <table:table-cell office:value-type="float" office:value="6.75" calcext:value-type="float">
            <text:p>6,75</text:p>
          </table:table-cell>
          <table:table-cell/>
          <table:table-cell table:formula="of:=6+[.$B$2]*[.A49]" office:value-type="float" office:value="11.4" calcext:value-type="float">
            <text:p>11,4</text:p>
          </table:table-cell>
          <table:table-cell/>
          <table:table-cell office:value-type="float" office:value="9.95" calcext:value-type="float">
            <text:p>9,95</text:p>
          </table:table-cell>
          <table:table-cell table:formula="of:=[.E49]-8" office:value-type="float" office:value="1.95" calcext:value-type="float">
            <text:p>1,95</text:p>
          </table:table-cell>
          <table:table-cell/>
          <table:table-cell table:formula="of:=400+[.$G$2]*[.F49]" office:value-type="float" office:value="660" calcext:value-type="float">
            <text:p>660</text:p>
          </table:table-cell>
        </table:table-row>
        <table:table-row table:style-name="ro1">
          <table:table-cell office:value-type="float" office:value="6.85" calcext:value-type="float">
            <text:p>6,85</text:p>
          </table:table-cell>
          <table:table-cell/>
          <table:table-cell table:formula="of:=6+[.$B$2]*[.A50]" office:value-type="float" office:value="11.48" calcext:value-type="float">
            <text:p>11,48</text:p>
          </table:table-cell>
          <table:table-cell/>
          <table:table-cell office:value-type="float" office:value="9.95" calcext:value-type="float">
            <text:p>9,95</text:p>
          </table:table-cell>
          <table:table-cell table:formula="of:=[.E50]-8" office:value-type="float" office:value="1.95" calcext:value-type="float">
            <text:p>1,95</text:p>
          </table:table-cell>
          <table:table-cell/>
          <table:table-cell table:formula="of:=400+[.$G$2]*[.F50]" office:value-type="float" office:value="660" calcext:value-type="float">
            <text:p>66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formula="of:=6+[.$B$2]*[.A51]" office:value-type="float" office:value="11.6" calcext:value-type="float">
            <text:p>11,6</text:p>
          </table:table-cell>
          <table:table-cell/>
          <table:table-cell office:value-type="float" office:value="9.7" calcext:value-type="float">
            <text:p>9,7</text:p>
          </table:table-cell>
          <table:table-cell table:formula="of:=[.E51]-8" office:value-type="float" office:value="1.7" calcext:value-type="float">
            <text:p>1,7</text:p>
          </table:table-cell>
          <table:table-cell/>
          <table:table-cell table:formula="of:=400+[.$G$2]*[.F51]" office:value-type="float" office:value="626.666666666667" calcext:value-type="float">
            <text:p>626,666666666667</text:p>
          </table:table-cell>
        </table:table-row>
        <table:table-row table:style-name="ro1">
          <table:table-cell office:value-type="float" office:value="7.1" calcext:value-type="float">
            <text:p>7,1</text:p>
          </table:table-cell>
          <table:table-cell/>
          <table:table-cell table:formula="of:=6+[.$B$2]*[.A52]" office:value-type="float" office:value="11.68" calcext:value-type="float">
            <text:p>11,68</text:p>
          </table:table-cell>
          <table:table-cell/>
          <table:table-cell office:value-type="float" office:value="9.7" calcext:value-type="float">
            <text:p>9,7</text:p>
          </table:table-cell>
          <table:table-cell table:formula="of:=[.E52]-8" office:value-type="float" office:value="1.7" calcext:value-type="float">
            <text:p>1,7</text:p>
          </table:table-cell>
          <table:table-cell/>
          <table:table-cell table:formula="of:=400+[.$G$2]*[.F52]" office:value-type="float" office:value="626.666666666667" calcext:value-type="float">
            <text:p>626,666666666667</text:p>
          </table:table-cell>
        </table:table-row>
        <table:table-row table:style-name="ro1">
          <table:table-cell office:value-type="float" office:value="7.2" calcext:value-type="float">
            <text:p>7,2</text:p>
          </table:table-cell>
          <table:table-cell/>
          <table:table-cell table:formula="of:=6+[.$B$2]*[.A53]" office:value-type="float" office:value="11.76" calcext:value-type="float">
            <text:p>11,76</text:p>
          </table:table-cell>
          <table:table-cell/>
          <table:table-cell office:value-type="float" office:value="9.7" calcext:value-type="float">
            <text:p>9,7</text:p>
          </table:table-cell>
          <table:table-cell table:formula="of:=[.E53]-8" office:value-type="float" office:value="1.7" calcext:value-type="float">
            <text:p>1,7</text:p>
          </table:table-cell>
          <table:table-cell/>
          <table:table-cell table:formula="of:=400+[.$G$2]*[.F53]" office:value-type="float" office:value="626.666666666667" calcext:value-type="float">
            <text:p>626,666666666667</text:p>
          </table:table-cell>
        </table:table-row>
        <table:table-row table:style-name="ro1">
          <table:table-cell office:value-type="float" office:value="7.35" calcext:value-type="float">
            <text:p>7,35</text:p>
          </table:table-cell>
          <table:table-cell/>
          <table:table-cell table:formula="of:=6+[.$B$2]*[.A54]" office:value-type="float" office:value="11.88" calcext:value-type="float">
            <text:p>11,88</text:p>
          </table:table-cell>
          <table:table-cell/>
          <table:table-cell office:value-type="float" office:value="9.7" calcext:value-type="float">
            <text:p>9,7</text:p>
          </table:table-cell>
          <table:table-cell table:formula="of:=[.E54]-8" office:value-type="float" office:value="1.7" calcext:value-type="float">
            <text:p>1,7</text:p>
          </table:table-cell>
          <table:table-cell/>
          <table:table-cell table:formula="of:=400+[.$G$2]*[.F54]" office:value-type="float" office:value="626.666666666667" calcext:value-type="float">
            <text:p>626,666666666667</text:p>
          </table:table-cell>
        </table:table-row>
        <table:table-row table:style-name="ro1">
          <table:table-cell office:value-type="float" office:value="7.45" calcext:value-type="float">
            <text:p>7,45</text:p>
          </table:table-cell>
          <table:table-cell/>
          <table:table-cell table:formula="of:=6+[.$B$2]*[.A55]" office:value-type="float" office:value="11.96" calcext:value-type="float">
            <text:p>11,96</text:p>
          </table:table-cell>
          <table:table-cell/>
          <table:table-cell office:value-type="float" office:value="9.7" calcext:value-type="float">
            <text:p>9,7</text:p>
          </table:table-cell>
          <table:table-cell table:formula="of:=[.E55]-8" office:value-type="float" office:value="1.7" calcext:value-type="float">
            <text:p>1,7</text:p>
          </table:table-cell>
          <table:table-cell/>
          <table:table-cell table:formula="of:=400+[.$G$2]*[.F55]" office:value-type="float" office:value="626.666666666667" calcext:value-type="float">
            <text:p>626,666666666667</text:p>
          </table:table-cell>
        </table:table-row>
        <table:table-row table:style-name="ro1">
          <table:table-cell office:value-type="float" office:value="7.55" calcext:value-type="float">
            <text:p>7,55</text:p>
          </table:table-cell>
          <table:table-cell/>
          <table:table-cell table:formula="of:=6+[.$B$2]*[.A56]" office:value-type="float" office:value="12.04" calcext:value-type="float">
            <text:p>12,04</text:p>
          </table:table-cell>
          <table:table-cell/>
          <table:table-cell office:value-type="float" office:value="9.7" calcext:value-type="float">
            <text:p>9,7</text:p>
          </table:table-cell>
          <table:table-cell table:formula="of:=[.E56]-8" office:value-type="float" office:value="1.7" calcext:value-type="float">
            <text:p>1,7</text:p>
          </table:table-cell>
          <table:table-cell/>
          <table:table-cell table:formula="of:=400+[.$G$2]*[.F56]" office:value-type="float" office:value="626.666666666667" calcext:value-type="float">
            <text:p>626,666666666667</text:p>
          </table:table-cell>
        </table:table-row>
        <table:table-row table:style-name="ro1">
          <table:table-cell office:value-type="float" office:value="7.65" calcext:value-type="float">
            <text:p>7,65</text:p>
          </table:table-cell>
          <table:table-cell/>
          <table:table-cell table:formula="of:=6+[.$B$2]*[.A57]" office:value-type="float" office:value="12.12" calcext:value-type="float">
            <text:p>12,12</text:p>
          </table:table-cell>
          <table:table-cell/>
          <table:table-cell office:value-type="float" office:value="9.7" calcext:value-type="float">
            <text:p>9,7</text:p>
          </table:table-cell>
          <table:table-cell table:formula="of:=[.E57]-8" office:value-type="float" office:value="1.7" calcext:value-type="float">
            <text:p>1,7</text:p>
          </table:table-cell>
          <table:table-cell/>
          <table:table-cell table:formula="of:=400+[.$G$2]*[.F57]" office:value-type="float" office:value="626.666666666667" calcext:value-type="float">
            <text:p>626,666666666667</text:p>
          </table:table-cell>
        </table:table-row>
        <table:table-row table:style-name="ro1">
          <table:table-cell office:value-type="float" office:value="7.75" calcext:value-type="float">
            <text:p>7,75</text:p>
          </table:table-cell>
          <table:table-cell/>
          <table:table-cell table:formula="of:=6+[.$B$2]*[.A58]" office:value-type="float" office:value="12.2" calcext:value-type="float">
            <text:p>12,2</text:p>
          </table:table-cell>
          <table:table-cell/>
          <table:table-cell office:value-type="float" office:value="9.95" calcext:value-type="float">
            <text:p>9,95</text:p>
          </table:table-cell>
          <table:table-cell table:formula="of:=[.E58]-8" office:value-type="float" office:value="1.95" calcext:value-type="float">
            <text:p>1,95</text:p>
          </table:table-cell>
          <table:table-cell/>
          <table:table-cell table:formula="of:=400+[.$G$2]*[.F58]" office:value-type="float" office:value="660" calcext:value-type="float">
            <text:p>660</text:p>
          </table:table-cell>
        </table:table-row>
        <table:table-row table:style-name="ro1">
          <table:table-cell office:value-type="float" office:value="7.85" calcext:value-type="float">
            <text:p>7,85</text:p>
          </table:table-cell>
          <table:table-cell/>
          <table:table-cell table:formula="of:=6+[.$B$2]*[.A59]" office:value-type="float" office:value="12.28" calcext:value-type="float">
            <text:p>12,28</text:p>
          </table:table-cell>
          <table:table-cell/>
          <table:table-cell office:value-type="float" office:value="10.4" calcext:value-type="float">
            <text:p>10,4</text:p>
          </table:table-cell>
          <table:table-cell table:formula="of:=[.E59]-8" office:value-type="float" office:value="2.4" calcext:value-type="float">
            <text:p>2,4</text:p>
          </table:table-cell>
          <table:table-cell/>
          <table:table-cell table:formula="of:=400+[.$G$2]*[.F59]" office:value-type="float" office:value="720" calcext:value-type="float">
            <text:p>720</text:p>
          </table:table-cell>
        </table:table-row>
        <table:table-row table:style-name="ro1">
          <table:table-cell office:value-type="float" office:value="7.95" calcext:value-type="float">
            <text:p>7,95</text:p>
          </table:table-cell>
          <table:table-cell/>
          <table:table-cell table:formula="of:=6+[.$B$2]*[.A60]" office:value-type="float" office:value="12.36" calcext:value-type="float">
            <text:p>12,36</text:p>
          </table:table-cell>
          <table:table-cell/>
          <table:table-cell office:value-type="float" office:value="10.4" calcext:value-type="float">
            <text:p>10,4</text:p>
          </table:table-cell>
          <table:table-cell table:formula="of:=[.E60]-8" office:value-type="float" office:value="2.4" calcext:value-type="float">
            <text:p>2,4</text:p>
          </table:table-cell>
          <table:table-cell/>
          <table:table-cell table:formula="of:=400+[.$G$2]*[.F60]" office:value-type="float" office:value="720" calcext:value-type="float">
            <text:p>720</text:p>
          </table:table-cell>
        </table:table-row>
        <table:table-row table:style-name="ro1">
          <table:table-cell office:value-type="float" office:value="8.05" calcext:value-type="float">
            <text:p>8,05</text:p>
          </table:table-cell>
          <table:table-cell/>
          <table:table-cell table:formula="of:=6+[.$B$2]*[.A61]" office:value-type="float" office:value="12.44" calcext:value-type="float">
            <text:p>12,44</text:p>
          </table:table-cell>
          <table:table-cell/>
          <table:table-cell office:value-type="float" office:value="9.95" calcext:value-type="float">
            <text:p>9,95</text:p>
          </table:table-cell>
          <table:table-cell table:formula="of:=[.E61]-8" office:value-type="float" office:value="1.95" calcext:value-type="float">
            <text:p>1,95</text:p>
          </table:table-cell>
          <table:table-cell/>
          <table:table-cell table:formula="of:=400+[.$G$2]*[.F61]" office:value-type="float" office:value="660" calcext:value-type="float">
            <text:p>660</text:p>
          </table:table-cell>
        </table:table-row>
        <table:table-row table:style-name="ro1">
          <table:table-cell office:value-type="float" office:value="8.15" calcext:value-type="float">
            <text:p>8,15</text:p>
          </table:table-cell>
          <table:table-cell/>
          <table:table-cell table:formula="of:=6+[.$B$2]*[.A62]" office:value-type="float" office:value="12.52" calcext:value-type="float">
            <text:p>12,52</text:p>
          </table:table-cell>
          <table:table-cell/>
          <table:table-cell office:value-type="float" office:value="9.8" calcext:value-type="float">
            <text:p>9,8</text:p>
          </table:table-cell>
          <table:table-cell table:formula="of:=[.E62]-8" office:value-type="float" office:value="1.8" calcext:value-type="float">
            <text:p>1,8</text:p>
          </table:table-cell>
          <table:table-cell/>
          <table:table-cell table:formula="of:=400+[.$G$2]*[.F62]" office:value-type="float" office:value="640" calcext:value-type="float">
            <text:p>640</text:p>
          </table:table-cell>
        </table:table-row>
        <table:table-row table:style-name="ro1">
          <table:table-cell office:value-type="float" office:value="8.25" calcext:value-type="float">
            <text:p>8,25</text:p>
          </table:table-cell>
          <table:table-cell/>
          <table:table-cell table:formula="of:=6+[.$B$2]*[.A63]" office:value-type="float" office:value="12.6" calcext:value-type="float">
            <text:p>12,6</text:p>
          </table:table-cell>
          <table:table-cell/>
          <table:table-cell office:value-type="float" office:value="9.95" calcext:value-type="float">
            <text:p>9,95</text:p>
          </table:table-cell>
          <table:table-cell table:formula="of:=[.E63]-8" office:value-type="float" office:value="1.95" calcext:value-type="float">
            <text:p>1,95</text:p>
          </table:table-cell>
          <table:table-cell/>
          <table:table-cell table:formula="of:=400+[.$G$2]*[.F63]" office:value-type="float" office:value="660" calcext:value-type="float">
            <text:p>660</text:p>
          </table:table-cell>
        </table:table-row>
        <table:table-row table:style-name="ro1">
          <table:table-cell office:value-type="float" office:value="8.35" calcext:value-type="float">
            <text:p>8,35</text:p>
          </table:table-cell>
          <table:table-cell/>
          <table:table-cell table:formula="of:=6+[.$B$2]*[.A64]" office:value-type="float" office:value="12.68" calcext:value-type="float">
            <text:p>12,68</text:p>
          </table:table-cell>
          <table:table-cell/>
          <table:table-cell office:value-type="float" office:value="9.95" calcext:value-type="float">
            <text:p>9,95</text:p>
          </table:table-cell>
          <table:table-cell table:formula="of:=[.E64]-8" office:value-type="float" office:value="1.95" calcext:value-type="float">
            <text:p>1,95</text:p>
          </table:table-cell>
          <table:table-cell/>
          <table:table-cell table:formula="of:=400+[.$G$2]*[.F64]" office:value-type="float" office:value="660" calcext:value-type="float">
            <text:p>660</text:p>
          </table:table-cell>
        </table:table-row>
        <table:table-row table:style-name="ro1">
          <table:table-cell office:value-type="float" office:value="8.45" calcext:value-type="float">
            <text:p>8,45</text:p>
          </table:table-cell>
          <table:table-cell/>
          <table:table-cell table:formula="of:=6+[.$B$2]*[.A65]" office:value-type="float" office:value="12.76" calcext:value-type="float">
            <text:p>12,76</text:p>
          </table:table-cell>
          <table:table-cell/>
          <table:table-cell office:value-type="float" office:value="9.95" calcext:value-type="float">
            <text:p>9,95</text:p>
          </table:table-cell>
          <table:table-cell table:formula="of:=[.E65]-8" office:value-type="float" office:value="1.95" calcext:value-type="float">
            <text:p>1,95</text:p>
          </table:table-cell>
          <table:table-cell/>
          <table:table-cell table:formula="of:=400+[.$G$2]*[.F65]" office:value-type="float" office:value="660" calcext:value-type="float">
            <text:p>660</text:p>
          </table:table-cell>
        </table:table-row>
        <table:table-row table:style-name="ro1">
          <table:table-cell office:value-type="float" office:value="8.55" calcext:value-type="float">
            <text:p>8,55</text:p>
          </table:table-cell>
          <table:table-cell/>
          <table:table-cell table:formula="of:=6+[.$B$2]*[.A66]" office:value-type="float" office:value="12.84" calcext:value-type="float">
            <text:p>12,84</text:p>
          </table:table-cell>
          <table:table-cell/>
          <table:table-cell office:value-type="float" office:value="10.2" calcext:value-type="float">
            <text:p>10,2</text:p>
          </table:table-cell>
          <table:table-cell table:formula="of:=[.E66]-8" office:value-type="float" office:value="2.2" calcext:value-type="float">
            <text:p>2,2</text:p>
          </table:table-cell>
          <table:table-cell/>
          <table:table-cell table:formula="of:=400+[.$G$2]*[.F66]" office:value-type="float" office:value="693.333333333333" calcext:value-type="float">
            <text:p>693,333333333333</text:p>
          </table:table-cell>
        </table:table-row>
        <table:table-row table:style-name="ro1">
          <table:table-cell office:value-type="float" office:value="8.65" calcext:value-type="float">
            <text:p>8,65</text:p>
          </table:table-cell>
          <table:table-cell/>
          <table:table-cell table:formula="of:=6+[.$B$2]*[.A67]" office:value-type="float" office:value="12.92" calcext:value-type="float">
            <text:p>12,92</text:p>
          </table:table-cell>
          <table:table-cell/>
          <table:table-cell office:value-type="float" office:value="10.4" calcext:value-type="float">
            <text:p>10,4</text:p>
          </table:table-cell>
          <table:table-cell table:formula="of:=[.E67]-8" office:value-type="float" office:value="2.4" calcext:value-type="float">
            <text:p>2,4</text:p>
          </table:table-cell>
          <table:table-cell/>
          <table:table-cell table:formula="of:=400+[.$G$2]*[.F67]" office:value-type="float" office:value="720" calcext:value-type="float">
            <text:p>720</text:p>
          </table:table-cell>
        </table:table-row>
        <table:table-row table:style-name="ro1">
          <table:table-cell office:value-type="float" office:value="8.75" calcext:value-type="float">
            <text:p>8,75</text:p>
          </table:table-cell>
          <table:table-cell/>
          <table:table-cell table:formula="of:=6+[.$B$2]*[.A68]" office:value-type="float" office:value="13" calcext:value-type="float">
            <text:p>13</text:p>
          </table:table-cell>
          <table:table-cell/>
          <table:table-cell office:value-type="float" office:value="10.4" calcext:value-type="float">
            <text:p>10,4</text:p>
          </table:table-cell>
          <table:table-cell table:formula="of:=[.E68]-8" office:value-type="float" office:value="2.4" calcext:value-type="float">
            <text:p>2,4</text:p>
          </table:table-cell>
          <table:table-cell/>
          <table:table-cell table:formula="of:=400+[.$G$2]*[.F68]" office:value-type="float" office:value="720" calcext:value-type="float">
            <text:p>720</text:p>
          </table:table-cell>
        </table:table-row>
        <table:table-row table:style-name="ro1">
          <table:table-cell office:value-type="float" office:value="8.85" calcext:value-type="float">
            <text:p>8,85</text:p>
          </table:table-cell>
          <table:table-cell/>
          <table:table-cell table:formula="of:=6+[.$B$2]*[.A69]" office:value-type="float" office:value="13.08" calcext:value-type="float">
            <text:p>13,08</text:p>
          </table:table-cell>
          <table:table-cell/>
          <table:table-cell office:value-type="float" office:value="10.4" calcext:value-type="float">
            <text:p>10,4</text:p>
          </table:table-cell>
          <table:table-cell table:formula="of:=[.E69]-8" office:value-type="float" office:value="2.4" calcext:value-type="float">
            <text:p>2,4</text:p>
          </table:table-cell>
          <table:table-cell/>
          <table:table-cell table:formula="of:=400+[.$G$2]*[.F69]" office:value-type="float" office:value="720" calcext:value-type="float">
            <text:p>720</text:p>
          </table:table-cell>
        </table:table-row>
        <table:table-row table:style-name="ro1">
          <table:table-cell office:value-type="float" office:value="8.95" calcext:value-type="float">
            <text:p>8,95</text:p>
          </table:table-cell>
          <table:table-cell/>
          <table:table-cell table:formula="of:=6+[.$B$2]*[.A70]" office:value-type="float" office:value="13.16" calcext:value-type="float">
            <text:p>13,16</text:p>
          </table:table-cell>
          <table:table-cell/>
          <table:table-cell office:value-type="float" office:value="10.4" calcext:value-type="float">
            <text:p>10,4</text:p>
          </table:table-cell>
          <table:table-cell table:formula="of:=[.E70]-8" office:value-type="float" office:value="2.4" calcext:value-type="float">
            <text:p>2,4</text:p>
          </table:table-cell>
          <table:table-cell/>
          <table:table-cell table:formula="of:=400+[.$G$2]*[.F70]" office:value-type="float" office:value="720" calcext:value-type="float">
            <text:p>720</text:p>
          </table:table-cell>
        </table:table-row>
        <table:table-row table:style-name="ro1">
          <table:table-cell office:value-type="float" office:value="9.1" calcext:value-type="float">
            <text:p>9,1</text:p>
          </table:table-cell>
          <table:table-cell/>
          <table:table-cell table:formula="of:=6+[.$B$2]*[.A71]" office:value-type="float" office:value="13.28" calcext:value-type="float">
            <text:p>13,28</text:p>
          </table:table-cell>
          <table:table-cell/>
          <table:table-cell office:value-type="float" office:value="10.2" calcext:value-type="float">
            <text:p>10,2</text:p>
          </table:table-cell>
          <table:table-cell table:formula="of:=[.E71]-8" office:value-type="float" office:value="2.2" calcext:value-type="float">
            <text:p>2,2</text:p>
          </table:table-cell>
          <table:table-cell/>
          <table:table-cell table:formula="of:=400+[.$G$2]*[.F71]" office:value-type="float" office:value="693.333333333333" calcext:value-type="float">
            <text:p>693,333333333333</text:p>
          </table:table-cell>
        </table:table-row>
        <table:table-row table:style-name="ro1">
          <table:table-cell office:value-type="float" office:value="9.2" calcext:value-type="float">
            <text:p>9,2</text:p>
          </table:table-cell>
          <table:table-cell/>
          <table:table-cell table:formula="of:=6+[.$B$2]*[.A72]" office:value-type="float" office:value="13.36" calcext:value-type="float">
            <text:p>13,36</text:p>
          </table:table-cell>
          <table:table-cell/>
          <table:table-cell office:value-type="float" office:value="10.2" calcext:value-type="float">
            <text:p>10,2</text:p>
          </table:table-cell>
          <table:table-cell table:formula="of:=[.E72]-8" office:value-type="float" office:value="2.2" calcext:value-type="float">
            <text:p>2,2</text:p>
          </table:table-cell>
          <table:table-cell/>
          <table:table-cell table:formula="of:=400+[.$G$2]*[.F72]" office:value-type="float" office:value="693.333333333333" calcext:value-type="float">
            <text:p>693,333333333333</text:p>
          </table:table-cell>
        </table:table-row>
        <table:table-row table:style-name="ro1">
          <table:table-cell office:value-type="float" office:value="9.3" calcext:value-type="float">
            <text:p>9,3</text:p>
          </table:table-cell>
          <table:table-cell/>
          <table:table-cell table:formula="of:=6+[.$B$2]*[.A73]" office:value-type="float" office:value="13.44" calcext:value-type="float">
            <text:p>13,44</text:p>
          </table:table-cell>
          <table:table-cell/>
          <table:table-cell office:value-type="float" office:value="10.2" calcext:value-type="float">
            <text:p>10,2</text:p>
          </table:table-cell>
          <table:table-cell table:formula="of:=[.E73]-8" office:value-type="float" office:value="2.2" calcext:value-type="float">
            <text:p>2,2</text:p>
          </table:table-cell>
          <table:table-cell/>
          <table:table-cell table:formula="of:=400+[.$G$2]*[.F73]" office:value-type="float" office:value="693.333333333333" calcext:value-type="float">
            <text:p>693,333333333333</text:p>
          </table:table-cell>
        </table:table-row>
        <table:table-row table:style-name="ro1">
          <table:table-cell office:value-type="float" office:value="9.4" calcext:value-type="float">
            <text:p>9,4</text:p>
          </table:table-cell>
          <table:table-cell/>
          <table:table-cell table:formula="of:=6+[.$B$2]*[.A74]" office:value-type="float" office:value="13.52" calcext:value-type="float">
            <text:p>13,52</text:p>
          </table:table-cell>
          <table:table-cell/>
          <table:table-cell office:value-type="float" office:value="10.4" calcext:value-type="float">
            <text:p>10,4</text:p>
          </table:table-cell>
          <table:table-cell table:formula="of:=[.E74]-8" office:value-type="float" office:value="2.4" calcext:value-type="float">
            <text:p>2,4</text:p>
          </table:table-cell>
          <table:table-cell/>
          <table:table-cell table:formula="of:=400+[.$G$2]*[.F74]" office:value-type="float" office:value="720" calcext:value-type="float">
            <text:p>720</text:p>
          </table:table-cell>
        </table:table-row>
        <table:table-row table:style-name="ro1">
          <table:table-cell office:value-type="float" office:value="9.5" calcext:value-type="float">
            <text:p>9,5</text:p>
          </table:table-cell>
          <table:table-cell/>
          <table:table-cell table:formula="of:=6+[.$B$2]*[.A75]" office:value-type="float" office:value="13.6" calcext:value-type="float">
            <text:p>13,6</text:p>
          </table:table-cell>
          <table:table-cell/>
          <table:table-cell office:value-type="float" office:value="10.4" calcext:value-type="float">
            <text:p>10,4</text:p>
          </table:table-cell>
          <table:table-cell table:formula="of:=[.E75]-8" office:value-type="float" office:value="2.4" calcext:value-type="float">
            <text:p>2,4</text:p>
          </table:table-cell>
          <table:table-cell/>
          <table:table-cell table:formula="of:=400+[.$G$2]*[.F75]" office:value-type="float" office:value="720" calcext:value-type="float">
            <text:p>720</text:p>
          </table:table-cell>
        </table:table-row>
        <table:table-row table:style-name="ro1">
          <table:table-cell office:value-type="float" office:value="9.55" calcext:value-type="float">
            <text:p>9,55</text:p>
          </table:table-cell>
          <table:table-cell/>
          <table:table-cell table:formula="of:=6+[.$B$2]*[.A76]" office:value-type="float" office:value="13.64" calcext:value-type="float">
            <text:p>13,64</text:p>
          </table:table-cell>
          <table:table-cell/>
          <table:table-cell office:value-type="float" office:value="10.4" calcext:value-type="float">
            <text:p>10,4</text:p>
          </table:table-cell>
          <table:table-cell table:formula="of:=[.E76]-8" office:value-type="float" office:value="2.4" calcext:value-type="float">
            <text:p>2,4</text:p>
          </table:table-cell>
          <table:table-cell/>
          <table:table-cell table:formula="of:=400+[.$G$2]*[.F76]" office:value-type="float" office:value="720" calcext:value-type="float">
            <text:p>720</text:p>
          </table:table-cell>
        </table:table-row>
        <table:table-row table:style-name="ro1">
          <table:table-cell office:value-type="float" office:value="9.6" calcext:value-type="float">
            <text:p>9,6</text:p>
          </table:table-cell>
          <table:table-cell/>
          <table:table-cell table:formula="of:=6+[.$B$2]*[.A77]" office:value-type="float" office:value="13.68" calcext:value-type="float">
            <text:p>13,68</text:p>
          </table:table-cell>
          <table:table-cell/>
          <table:table-cell office:value-type="float" office:value="10.4" calcext:value-type="float">
            <text:p>10,4</text:p>
          </table:table-cell>
          <table:table-cell table:formula="of:=[.E77]-8" office:value-type="float" office:value="2.4" calcext:value-type="float">
            <text:p>2,4</text:p>
          </table:table-cell>
          <table:table-cell/>
          <table:table-cell table:formula="of:=400+[.$G$2]*[.F77]" office:value-type="float" office:value="720" calcext:value-type="float">
            <text:p>720</text:p>
          </table:table-cell>
        </table:table-row>
        <table:table-row table:style-name="ro1">
          <table:table-cell office:value-type="float" office:value="9.7" calcext:value-type="float">
            <text:p>9,7</text:p>
          </table:table-cell>
          <table:table-cell/>
          <table:table-cell table:formula="of:=6+[.$B$2]*[.A78]" office:value-type="float" office:value="13.76" calcext:value-type="float">
            <text:p>13,76</text:p>
          </table:table-cell>
          <table:table-cell/>
          <table:table-cell office:value-type="float" office:value="10.4" calcext:value-type="float">
            <text:p>10,4</text:p>
          </table:table-cell>
          <table:table-cell table:formula="of:=[.E78]-8" office:value-type="float" office:value="2.4" calcext:value-type="float">
            <text:p>2,4</text:p>
          </table:table-cell>
          <table:table-cell/>
          <table:table-cell table:formula="of:=400+[.$G$2]*[.F78]" office:value-type="float" office:value="720" calcext:value-type="float">
            <text:p>720</text:p>
          </table:table-cell>
        </table:table-row>
        <table:table-row table:style-name="ro1">
          <table:table-cell office:value-type="float" office:value="9.8" calcext:value-type="float">
            <text:p>9,8</text:p>
          </table:table-cell>
          <table:table-cell/>
          <table:table-cell table:formula="of:=6+[.$B$2]*[.A79]" office:value-type="float" office:value="13.84" calcext:value-type="float">
            <text:p>13,84</text:p>
          </table:table-cell>
          <table:table-cell/>
          <table:table-cell office:value-type="float" office:value="10.4" calcext:value-type="float">
            <text:p>10,4</text:p>
          </table:table-cell>
          <table:table-cell table:formula="of:=[.E79]-8" office:value-type="float" office:value="2.4" calcext:value-type="float">
            <text:p>2,4</text:p>
          </table:table-cell>
          <table:table-cell/>
          <table:table-cell table:formula="of:=400+[.$G$2]*[.F79]" office:value-type="float" office:value="720" calcext:value-type="float">
            <text:p>720</text:p>
          </table:table-cell>
        </table:table-row>
        <table:table-row table:style-name="ro1">
          <table:table-cell office:value-type="float" office:value="9.95" calcext:value-type="float">
            <text:p>9,95</text:p>
          </table:table-cell>
          <table:table-cell/>
          <table:table-cell table:formula="of:=6+[.$B$2]*[.A80]" office:value-type="float" office:value="13.96" calcext:value-type="float">
            <text:p>13,96</text:p>
          </table:table-cell>
          <table:table-cell/>
          <table:table-cell office:value-type="float" office:value="10.4" calcext:value-type="float">
            <text:p>10,4</text:p>
          </table:table-cell>
          <table:table-cell table:formula="of:=[.E80]-8" office:value-type="float" office:value="2.4" calcext:value-type="float">
            <text:p>2,4</text:p>
          </table:table-cell>
          <table:table-cell/>
          <table:table-cell table:formula="of:=400+[.$G$2]*[.F80]" office:value-type="float" office:value="720" calcext:value-type="float">
            <text:p>720</text:p>
          </table:table-cell>
        </table:table-row>
        <table:table-row table:style-name="ro1">
          <table:table-cell office:value-type="float" office:value="10.05" calcext:value-type="float">
            <text:p>10,05</text:p>
          </table:table-cell>
          <table:table-cell/>
          <table:table-cell table:formula="of:=6+[.$B$2]*[.A81]" office:value-type="float" office:value="14.04" calcext:value-type="float">
            <text:p>14,04</text:p>
          </table:table-cell>
          <table:table-cell/>
          <table:table-cell office:value-type="float" office:value="10.4" calcext:value-type="float">
            <text:p>10,4</text:p>
          </table:table-cell>
          <table:table-cell table:formula="of:=[.E81]-8" office:value-type="float" office:value="2.4" calcext:value-type="float">
            <text:p>2,4</text:p>
          </table:table-cell>
          <table:table-cell/>
          <table:table-cell table:formula="of:=400+[.$G$2]*[.F81]" office:value-type="float" office:value="720" calcext:value-type="float">
            <text:p>720</text:p>
          </table:table-cell>
        </table:table-row>
        <table:table-row table:style-name="ro1">
          <table:table-cell office:value-type="float" office:value="10.15" calcext:value-type="float">
            <text:p>10,15</text:p>
          </table:table-cell>
          <table:table-cell/>
          <table:table-cell table:formula="of:=6+[.$B$2]*[.A82]" office:value-type="float" office:value="14.12" calcext:value-type="float">
            <text:p>14,12</text:p>
          </table:table-cell>
          <table:table-cell/>
          <table:table-cell office:value-type="float" office:value="10.65" calcext:value-type="float">
            <text:p>10,65</text:p>
          </table:table-cell>
          <table:table-cell table:formula="of:=[.E82]-8" office:value-type="float" office:value="2.65" calcext:value-type="float">
            <text:p>2,65</text:p>
          </table:table-cell>
          <table:table-cell/>
          <table:table-cell table:formula="of:=400+[.$G$2]*[.F82]" office:value-type="float" office:value="753.333333333334" calcext:value-type="float">
            <text:p>753,333333333334</text:p>
          </table:table-cell>
        </table:table-row>
        <table:table-row table:style-name="ro1">
          <table:table-cell office:value-type="float" office:value="10.25" calcext:value-type="float">
            <text:p>10,25</text:p>
          </table:table-cell>
          <table:table-cell/>
          <table:table-cell table:formula="of:=6+[.$B$2]*[.A83]" office:value-type="float" office:value="14.2" calcext:value-type="float">
            <text:p>14,2</text:p>
          </table:table-cell>
          <table:table-cell/>
          <table:table-cell office:value-type="float" office:value="10.85" calcext:value-type="float">
            <text:p>10,85</text:p>
          </table:table-cell>
          <table:table-cell table:formula="of:=[.E83]-8" office:value-type="float" office:value="2.85" calcext:value-type="float">
            <text:p>2,85</text:p>
          </table:table-cell>
          <table:table-cell/>
          <table:table-cell table:formula="of:=400+[.$G$2]*[.F83]" office:value-type="float" office:value="780" calcext:value-type="float">
            <text:p>780</text:p>
          </table:table-cell>
        </table:table-row>
        <table:table-row table:style-name="ro1">
          <table:table-cell office:value-type="float" office:value="10.35" calcext:value-type="float">
            <text:p>10,35</text:p>
          </table:table-cell>
          <table:table-cell/>
          <table:table-cell table:formula="of:=6+[.$B$2]*[.A84]" office:value-type="float" office:value="14.28" calcext:value-type="float">
            <text:p>14,28</text:p>
          </table:table-cell>
          <table:table-cell/>
          <table:table-cell office:value-type="float" office:value="10.85" calcext:value-type="float">
            <text:p>10,85</text:p>
          </table:table-cell>
          <table:table-cell table:formula="of:=[.E84]-8" office:value-type="float" office:value="2.85" calcext:value-type="float">
            <text:p>2,85</text:p>
          </table:table-cell>
          <table:table-cell/>
          <table:table-cell table:formula="of:=400+[.$G$2]*[.F84]" office:value-type="float" office:value="780" calcext:value-type="float">
            <text:p>780</text:p>
          </table:table-cell>
        </table:table-row>
        <table:table-row table:style-name="ro1">
          <table:table-cell office:value-type="float" office:value="10.45" calcext:value-type="float">
            <text:p>10,45</text:p>
          </table:table-cell>
          <table:table-cell/>
          <table:table-cell table:formula="of:=6+[.$B$2]*[.A85]" office:value-type="float" office:value="14.36" calcext:value-type="float">
            <text:p>14,36</text:p>
          </table:table-cell>
          <table:table-cell/>
          <table:table-cell office:value-type="float" office:value="10.85" calcext:value-type="float">
            <text:p>10,85</text:p>
          </table:table-cell>
          <table:table-cell table:formula="of:=[.E85]-8" office:value-type="float" office:value="2.85" calcext:value-type="float">
            <text:p>2,85</text:p>
          </table:table-cell>
          <table:table-cell/>
          <table:table-cell table:formula="of:=400+[.$G$2]*[.F85]" office:value-type="float" office:value="780" calcext:value-type="float">
            <text:p>780</text:p>
          </table:table-cell>
        </table:table-row>
        <table:table-row table:style-name="ro1">
          <table:table-cell office:value-type="float" office:value="10.55" calcext:value-type="float">
            <text:p>10,55</text:p>
          </table:table-cell>
          <table:table-cell/>
          <table:table-cell table:formula="of:=6+[.$B$2]*[.A86]" office:value-type="float" office:value="14.44" calcext:value-type="float">
            <text:p>14,44</text:p>
          </table:table-cell>
          <table:table-cell/>
          <table:table-cell office:value-type="float" office:value="13.1" calcext:value-type="float">
            <text:p>13,1</text:p>
          </table:table-cell>
          <table:table-cell table:formula="of:=[.E86]-8" office:value-type="float" office:value="5.1" calcext:value-type="float">
            <text:p>5,1</text:p>
          </table:table-cell>
          <table:table-cell/>
          <table:table-cell table:formula="of:=400+[.$G$2]*[.F86]" office:value-type="float" office:value="1080" calcext:value-type="float">
            <text:p>1080</text:p>
          </table:table-cell>
        </table:table-row>
        <table:table-row table:style-name="ro1">
          <table:table-cell office:value-type="float" office:value="10.65" calcext:value-type="float">
            <text:p>10,65</text:p>
          </table:table-cell>
          <table:table-cell/>
          <table:table-cell table:formula="of:=6+[.$B$2]*[.A87]" office:value-type="float" office:value="14.52" calcext:value-type="float">
            <text:p>14,52</text:p>
          </table:table-cell>
          <table:table-cell/>
          <table:table-cell office:value-type="float" office:value="13.1" calcext:value-type="float">
            <text:p>13,1</text:p>
          </table:table-cell>
          <table:table-cell table:formula="of:=[.E87]-8" office:value-type="float" office:value="5.1" calcext:value-type="float">
            <text:p>5,1</text:p>
          </table:table-cell>
          <table:table-cell/>
          <table:table-cell table:formula="of:=400+[.$G$2]*[.F87]" office:value-type="float" office:value="1080" calcext:value-type="float">
            <text:p>1080</text:p>
          </table:table-cell>
        </table:table-row>
        <table:table-row table:style-name="ro1">
          <table:table-cell office:value-type="float" office:value="12.95" calcext:value-type="float">
            <text:p>12,95</text:p>
          </table:table-cell>
          <table:table-cell/>
          <table:table-cell table:formula="of:=6+[.$B$2]*[.A88]" office:value-type="float" office:value="16.36" calcext:value-type="float">
            <text:p>16,36</text:p>
          </table:table-cell>
          <table:table-cell/>
          <table:table-cell office:value-type="float" office:value="13.1" calcext:value-type="float">
            <text:p>13,1</text:p>
          </table:table-cell>
          <table:table-cell table:formula="of:=[.E88]-8" office:value-type="float" office:value="5.1" calcext:value-type="float">
            <text:p>5,1</text:p>
          </table:table-cell>
          <table:table-cell/>
          <table:table-cell table:formula="of:=400+[.$G$2]*[.F88]" office:value-type="float" office:value="1080" calcext:value-type="float">
            <text:p>1080</text:p>
          </table:table-cell>
        </table:table-row>
        <table:table-row table:style-name="ro1">
          <table:table-cell office:value-type="float" office:value="13.05" calcext:value-type="float">
            <text:p>13,05</text:p>
          </table:table-cell>
          <table:table-cell/>
          <table:table-cell table:formula="of:=6+[.$B$2]*[.A89]" office:value-type="float" office:value="16.44" calcext:value-type="float">
            <text:p>16,44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.E89]-8" office:value-type="float" office:value="4" calcext:value-type="float">
            <text:p>4</text:p>
          </table:table-cell>
          <table:table-cell/>
          <table:table-cell table:formula="of:=400+[.$G$2]*[.F89]" office:value-type="float" office:value="933.333333333333" calcext:value-type="float">
            <text:p>933,33333333333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2T18:45:34.047223413</meta:creation-date>
    <dc:date>2024-02-12T19:45:34.065278662</dc:date>
    <meta:editing-duration>PT5M28S</meta:editing-duration>
    <meta:editing-cycles>2</meta:editing-cycles>
    <meta:generator>LibreOffice/7.3.7.2$Linux_X86_64 LibreOffice_project/30$Build-2</meta:generator>
    <meta:document-statistic meta:table-count="1" meta:cell-count="449" meta:object-count="0"/>
  </office:meta>
</office:document-meta>
</file>